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  <table:table-cell/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1.1" calcext:value-type="currency">
            <text:p>1,10 €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digispar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it switch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ar avec bout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tilateur 80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 Laiton diam 2mm charnière</text:p>
          </table:table-cell>
          <table:table-cell/>
          <table:table-cell office:value-type="string" calcext:value-type="string">
            <text:p>90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blanche 5mm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 TF 3x</text:p>
          </table:table-cell>
          <table:table-cell table:number-columns-repeated="5"/>
          <table:table-cell office:value-type="string" calcext:value-type="string">
            <text:p>poignée</text:p>
          </table:table-cell>
        </table:table-row>
        <table:table-row table:style-name="ro1">
          <table:table-cell office:value-type="string" calcext:value-type="string">
            <text:p>Vis Longue 3x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squette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12]*[.E12]" office:value-type="currency" office:currency="EUR" office:value="0.48" calcext:value-type="currency">
            <text:p>0,48 €</text:p>
          </table:table-cell>
          <table:table-cell/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13]*[.E13]" office:value-type="currency" office:currency="EUR" office:value="0.168" calcext:value-type="currency">
            <text:p>0,17 €</text:p>
          </table:table-cell>
          <table:table-cell/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4]*[.E14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5]*[.E15]" office:value-type="currency" office:currency="EUR" office:value="0.6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2" office:value-type="string" calcext:value-type="string">
            <text:p>2*83,62mm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formula="of:=[.D16]*[.E1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2" office:value-type="string" calcext:value-type="string">
            <text:p>90mm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crou M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6])" office:value-type="currency" office:currency="EUR" office:value="2.948" calcext:value-type="currency">
            <text:p>2,95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7-16T10:12:05.892000000</dc:date>
    <meta:editing-duration>PT2H42M37S</meta:editing-duration>
    <meta:editing-cycles>18</meta:editing-cycles>
    <meta:document-statistic meta:table-count="1" meta:cell-count="68" meta:object-count="0"/>
  </office:meta>
</office:document-meta>
</file>